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2.454cm" style:rel-column-width="1391*"/>
    </style:style>
    <style:style style:name="Таблица3.B" style:family="table-column">
      <style:table-column-properties style:column-width="4.353cm" style:rel-column-width="2468*"/>
    </style:style>
    <style:style style:name="Таблица3.C" style:family="table-column">
      <style:table-column-properties style:column-width="5.567cm" style:rel-column-width="3156*"/>
    </style:style>
    <style:style style:name="Таблица3.D" style:family="table-column">
      <style:table-column-properties style:column-width="4.128cm" style:rel-column-width="234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3" style:family="paragraph" style:parent-style-name="Text_20_body">
      <style:text-properties officeooo:rsid="000ef043" officeooo:paragraph-rsid="000ef043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5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text-properties officeooo:rsid="0018933d" officeooo:paragraph-rsid="0018933d"/>
    </style:style>
    <style:style style:name="P1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9" style:family="paragraph" style:parent-style-name="Table">
      <style:paragraph-properties fo:keep-with-next="always"/>
    </style:style>
    <style:style style:name="P20" style:family="paragraph" style:parent-style-name="Heading_20_1">
      <style:paragraph-properties fo:break-before="page"/>
      <style:text-properties officeooo:rsid="000ef043" officeooo:paragraph-rsid="003724e9"/>
    </style:style>
    <style:style style:name="P21" style:family="paragraph" style:parent-style-name="Heading_20_1">
      <style:paragraph-properties fo:break-before="page"/>
      <style:text-properties officeooo:paragraph-rsid="003724e9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4" fo:font-size="12pt" style:font-size-asian="12pt" style:font-size-complex="12pt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25" style:family="paragraph" style:parent-style-name="Preformatted_20_Text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4" fo:font-size="12pt" officeooo:paragraph-rsid="00136246" style:font-size-asian="12pt" style:font-name-complex="Times New Roman5" style:font-size-complex="12pt"/>
    </style:style>
    <style:style style:name="P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style:font-name="Times New Roman" officeooo:rsid="003cbc9c" officeooo:paragraph-rsid="003cbc9c" style:font-size-complex="14pt"/>
    </style:style>
    <style:style style:name="P28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14324b" officeooo:paragraph-rsid="0014324b"/>
    </style:style>
    <style:style style:name="P30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4a2ee3" officeooo:paragraph-rsid="004a2ee3" style:font-size-asian="12pt" style:font-name-complex="Times New Roman5" style:font-size-complex="12pt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4b3740" officeooo:paragraph-rsid="004b3740" style:font-size-asian="12pt" style:font-name-complex="Times New Roman5" style:font-size-complex="12pt"/>
    </style:style>
    <style:style style:name="P34" style:family="paragraph" style:parent-style-name="Text_20_body">
      <style:text-properties officeooo:rsid="003cbc9c" officeooo:paragraph-rsid="003cbc9c"/>
    </style:style>
    <style:style style:name="P35" style:family="paragraph" style:parent-style-name="Text_20_body">
      <style:text-properties officeooo:paragraph-rsid="003cbc9c"/>
    </style:style>
    <style:style style:name="P36" style:family="paragraph" style:parent-style-name="Text_20_body">
      <style:text-properties officeooo:rsid="004253a0" officeooo:paragraph-rsid="004253a0"/>
    </style:style>
    <style:style style:name="P37" style:family="paragraph" style:parent-style-name="Text_20_body">
      <style:text-properties officeooo:rsid="0042a869" officeooo:paragraph-rsid="0042a869"/>
    </style:style>
    <style:style style:name="P38" style:family="paragraph" style:parent-style-name="Text_20_body">
      <style:text-properties officeooo:rsid="0044d1d8" officeooo:paragraph-rsid="0044d1d8"/>
    </style:style>
    <style:style style:name="P39" style:family="paragraph" style:parent-style-name="Text_20_body">
      <style:text-properties officeooo:paragraph-rsid="0046d04a"/>
    </style:style>
    <style:style style:name="P40" style:family="paragraph" style:parent-style-name="Text_20_body">
      <style:text-properties officeooo:rsid="0046d04a" officeooo:paragraph-rsid="0046d04a"/>
    </style:style>
    <style:style style:name="P41" style:family="paragraph" style:parent-style-name="Text_20_body" style:list-style-name="L3">
      <style:text-properties officeooo:rsid="0046d04a" officeooo:paragraph-rsid="0046d04a"/>
    </style:style>
    <style:style style:name="P42" style:family="paragraph" style:parent-style-name="Text_20_body" style:list-style-name="L3">
      <style:text-properties officeooo:paragraph-rsid="0046d04a"/>
    </style:style>
    <style:style style:name="P43" style:family="paragraph" style:parent-style-name="Text_20_body">
      <style:text-properties officeooo:paragraph-rsid="0046d276"/>
    </style:style>
    <style:style style:name="P44" style:family="paragraph" style:parent-style-name="Text_20_body">
      <style:text-properties officeooo:rsid="004878a8" officeooo:paragraph-rsid="004878a8"/>
    </style:style>
    <style:style style:name="P45" style:family="paragraph" style:parent-style-name="Text_20_body">
      <style:text-properties officeooo:paragraph-rsid="004a2ee3"/>
    </style:style>
    <style:style style:name="P46" style:family="paragraph" style:parent-style-name="Листинг">
      <style:text-properties fo:color="#000000" officeooo:rsid="00136246" officeooo:paragraph-rsid="00136246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officeooo:rsid="0040e6ac"/>
    </style:style>
    <style:style style:name="T7" style:family="text">
      <style:text-properties style:font-name="Times New Roman" fo:font-size="14pt" officeooo:rsid="0046818f"/>
    </style:style>
    <style:style style:name="T8" style:family="text">
      <style:text-properties style:font-name="Times New Roman" fo:font-size="14pt" officeooo:rsid="00479640"/>
    </style:style>
    <style:style style:name="T9" style:family="text">
      <style:text-properties style:font-name="Times New Roman" fo:font-size="14pt" officeooo:rsid="0046d276"/>
    </style:style>
    <style:style style:name="T10" style:family="text">
      <style:text-properties style:font-name="Times New Roman" fo:font-size="14pt" officeooo:rsid="004878a8"/>
    </style:style>
    <style:style style:name="T11" style:family="text">
      <style:text-properties style:font-name="Times New Roman" style:font-size-complex="14pt"/>
    </style:style>
    <style:style style:name="T12" style:family="text">
      <style:text-properties fo:color="#ff0000"/>
    </style:style>
    <style:style style:name="T13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ff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color="#ff0000" style:font-name="Times New Roman" fo:font-size="14pt" fo:language="ru" fo:country="RU" fo:font-weight="bold" officeooo:rsid="003cbc9c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6" style:family="text">
      <style:text-properties fo:color="#ff0000" style:font-name="Times New Roman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T17" style:family="text">
      <style:text-properties fo:color="#ff0000" style:font-name="Times New Roman" officeooo:rsid="003cbc9c" style:font-size-complex="14pt"/>
    </style:style>
    <style:style style:name="T18" style:family="text">
      <style:text-properties fo:color="#ff0000" officeooo:rsid="00358002"/>
    </style:style>
    <style:style style:name="T19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ff0000" style:font-name="Times New Roman" fo:font-size="14pt" fo:letter-spacing="0.009cm" fo:language="ru" fo:country="RU" fo:font-weight="bold" officeooo:rsid="003cbc9c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22" style:family="text">
      <style:text-properties officeooo:rsid="0013326f"/>
    </style:style>
    <style:style style:name="T23" style:family="text">
      <style:text-properties fo:language="en" fo:country="US"/>
    </style:style>
    <style:style style:name="T24" style:family="text">
      <style:text-properties officeooo:rsid="0014324b"/>
    </style:style>
    <style:style style:name="T25" style:family="text">
      <style:text-properties officeooo:rsid="001b2153"/>
    </style:style>
    <style:style style:name="T26" style:family="text">
      <style:text-properties fo:language="ru" fo:country="RU" officeooo:rsid="00387a0e"/>
    </style:style>
    <style:style style:name="T27" style:family="text">
      <style:text-properties officeooo:rsid="003cbc9c"/>
    </style:style>
    <style:style style:name="T28" style:family="text">
      <style:text-properties officeooo:rsid="0040e6ac"/>
    </style:style>
    <style:style style:name="T29" style:family="text">
      <style:text-properties officeooo:rsid="0042a869"/>
    </style:style>
    <style:style style:name="T30" style:family="text">
      <style:text-properties officeooo:rsid="00437930"/>
    </style:style>
    <style:style style:name="T31" style:family="text">
      <style:text-properties officeooo:rsid="0044d1d8"/>
    </style:style>
    <style:style style:name="T32" style:family="text">
      <style:text-properties officeooo:rsid="0046818f"/>
    </style:style>
    <style:style style:name="T33" style:family="text">
      <style:text-properties officeooo:rsid="0046d04a"/>
    </style:style>
    <style:style style:name="T34" style:family="text">
      <style:text-properties officeooo:rsid="0046d276"/>
    </style:style>
    <style:style style:name="T35" style:family="text">
      <style:text-properties style:font-name="Courier New1"/>
    </style:style>
    <style:style style:name="T36" style:family="text">
      <style:text-properties style:font-name="Courier New1" fo:font-size="14pt"/>
    </style:style>
    <style:style style:name="T37" style:family="text">
      <style:text-properties style:font-name="Courier New1" fo:font-size="14pt" officeooo:rsid="0044d1d8"/>
    </style:style>
    <style:style style:name="T38" style:family="text">
      <style:text-properties style:font-name="Times New Roman4"/>
    </style:style>
    <style:style style:name="T39" style:family="text">
      <style:text-properties officeooo:rsid="004878a8"/>
    </style:style>
    <style:style style:name="T40" style:family="text">
      <style:text-properties officeooo:rsid="004a2ee3"/>
    </style:style>
    <style:style style:name="T41" style:family="text">
      <style:text-properties officeooo:rsid="004b37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Book_20_Title"><text:span text:style-name="T1">отчет</text:span></text:span></text:p>
      <text:p text:style-name="P2"><text:span text:style-name="T3">по лабораторной работе</text:span><text:span text:style-name="T13"> №</text:span><text:span text:style-name="T14">1</text:span></text:p>
      <text:p text:style-name="P2"><text:span text:style-name="T3">по дисциплине </text:span><text:span text:style-name="T19">«</text:span><text:span text:style-name="T15">Алгоритмы и структуры данных</text:span><text:span text:style-name="T19">»</text:span></text:p>
      <text:p text:style-name="P2"><text:span text:style-name="Book_20_Title"><text:span text:style-name="T20">Тема: </text:span></text:span><text:span text:style-name="Book_20_Title"><text:span text:style-name="T21">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1">Студент гр. </text:span><text:span text:style-name="T17">9303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27">Муратов Р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27">Филатов А.Ю.</text:p>
          </table:table-cell>
        </table:table-row>
      </table:table>
      <text:p text:style-name="P7"/>
      <text:p text:style-name="P7"/>
      <text:p text:style-name="P7">Санкт-Петербург</text:p>
      <text:p text:style-name="P14">20<text:span text:style-name="T27">20</text:span></text:p>
      <text:h text:style-name="P22" text:outline-level="2">Цель работы.</text:h>
      <text:p text:style-name="P35"><text:span text:style-name="T39">Ознакомиться с</text:span><text:span text:style-name="T27"> </text:span><text:span text:style-name="T10">понятием «рекурсия», изучить ее особенности</text:span><text:span text:style-name="T27"> и реализ</text:span><text:span text:style-name="T39">овать</text:span><text:span text:style-name="T27"> </text:span><text:span text:style-name="T10">программу</text:span><text:span text:style-name="T27">, </text:span><text:span text:style-name="T10">решающую поставленную задачу с помощью рекурсии</text:span><text:span text:style-name="T27">, </text:span><text:span text:style-name="T39">на языке программирования C++.</text:span></text:p>
      <text:p text:style-name="P13"/>
      <text:h text:style-name="Heading_20_2" text:outline-level="2">Задание.</text:h>
      <text:p text:style-name="P34">Вариант 16.</text:p>
      <text:p text:style-name="P34">Построить синтаксический анализатор для понятия скобки.</text:p>
      <text:p text:style-name="P35"><text:span text:style-name="T27">скобки::=А | B | ( скобки скобки ).</text:span></text:p>
      <text:p text:style-name="P35"/>
      <text:h text:style-name="Heading_20_2" text:outline-level="2">Основные теоретические положения.</text:h>
      <text:p text:style-name="Text_20_body">Реку́рсия 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 Термин «рекурсия» наиболее широкое применение находит в математике и информатике.</text:p>
      <text:p text:style-name="Text_20_body">В программировании рекурсия — вызов функции (процедуры) из неё же самой, непосредственно (простая рекурсия) или через другие функции (сложная или косвенная рекурсия), например, функция <text:span text:style-name="T6">A</text:span> вызывает функцию <text:span text:style-name="T28">B</text:span>, а функция <text:span text:style-name="T28">B</text:span> — функцию <text:span text:style-name="T6">A</text:span>. Количество вложенных вызовов функции или процедуры называется глубиной рекурсии. Рекурсивная программа позволяет описать повторяющееся или даже потенциально бесконечное вычисление, причём без явных повторений частей программы и использования циклов.</text:p>
      <text:p text:style-name="Text_20_body">Структурно рекурсивная функция на верхнем уровне всегда представляет собой команду ветвления (выбор одной из двух или более альтернатив в зависимости от условия (условий), которое в данном случае уместно назвать «условием прекращения рекурсии»), имеющую две или более альтернативные ветви, из которых хотя бы одна является рекурсивной и хотя бы одна — терминальной. Рекурсивная ветвь выполняется, когда условие прекращения рекурсии ложно, и содержит хотя бы один <text:soft-page-break/>рекурсивный вызов — прямой или опосредованный вызов функцией самой себя. Терминальная ветвь выполняется, когда условие прекращения рекурсии истинно; она возвращает некоторое значение, не выполняя рекурсивного вызова. Правильно написанная рекурсивная функция должна гарантировать, что через конечное число рекурсивных вызовов будет достигнуто выполнение условия прекращения рекурсии, в результате чего цепочка последовательных рекурсивных вызовов прервётся и выполнится возврат.</text:p>
      <text:p text:style-name="P16"/>
      <text:h text:style-name="Heading_20_2" text:outline-level="2">Выполнение работы.</text:h>
      <text:p text:style-name="P36">Перечисление <text:span text:style-name="T35">Error</text:span> используется для более удобного вывода сообщения об ошибках, которые могут присутствовать во входной последовательности. Функция <text:span text:style-name="T36">getError(Error e, ostream&amp; outFile)</text:span> как раз и выводит сообщение об ошибке, зависящее от переменной <text:span text:style-name="T36">e</text:span> (<text:span text:style-name="T35">outFile</text:span> — выходной файл). <text:span text:style-name="T31">Элементы перечисления:</text:span></text:p>
      <text:p text:style-name="P38"><text:span text:style-name="T35">FILE_NOT_OPEN</text:span> — невозможно открыть входной файл, <text:span text:style-name="T36">FILE_IS_EMPTY</text:span> — входной файл пуст, <text:span text:style-name="T36">INVALID_CHAR</text:span> — встречен недопустимый символ, <text:span text:style-name="T36">INCOMPLETE_BRACKETS</text:span> — встречена неполная скобка, <text:span text:style-name="T36">BRACKETS_NOT_CLOSE</text:span> — нет закрывающей скобки, <text:span text:style-name="T36">EXTRA_CHAR</text:span> — после правильной последовательности встречены лишние символы.</text:p>
      <text:p text:style-name="P37">Функция <text:span text:style-name="T37">areBrackets(ifstream&amp; inFile, ofstream&amp; outFile, char curSymbol, uint16_t recDepth)</text:span> реализует алгоритм для решения поставленной задачи. Переменные <text:span text:style-name="T37">inFile</text:span> и <text:span text:style-name="T37">outFile</text:span> — входной и выходной файлы соответственно, <text:span text:style-name="T37">curSymbol</text:span> — текущий символ, <text:span text:style-name="T37">recDepth</text:span> — глубина рекурсии.</text:p>
      <text:p text:style-name="P37">Функции <text:span text:style-name="T37">printIndent(uint16_t indent)</text:span> и <text:span text:style-name="T37">passLineTail(ifstream&amp; inFile)</text:span> не относятся к основному алгоритму. Первая функция нужна для выполнения сдвига при выводе промежуточных данных в терминал, вторая — для пропуска ненужного <text:soft-page-break/>хвоста строки во входном файле (используется, если файл имеет несколько входных последовательностей, <text:span text:style-name="T30">размещенных на разных строках</text:span>).</text:p>
      <text:p text:style-name="P39"><text:span text:style-name="T29">В функции </text:span><text:span text:style-name="T37">areBrackets</text:span><text:span text:style-name="T29"> </text:span><text:span text:style-name="T30">сначала записывается в файл и выводится в терминал текущий символ. Затем, если текущий символ не является элементом множества {«A», «</text:span><text:span text:style-name="T32">B</text:span><text:span text:style-name="T30">», «</text:span><text:span text:style-name="T32">(</text:span><text:span text:style-name="T30">», «</text:span><text:span text:style-name="T32">)</text:span><text:span text:style-name="T30">»}, то выводится ошибка об этом </text:span><text:span text:style-name="T31">(</text:span><text:span text:style-name="T37">INVALID_CHAR</text:span><text:span text:style-name="T31">)</text:span><text:span text:style-name="T30">. Далее находится терминальная ветвь функции: если текущий символ является A или B, то текущий </text:span><text:span text:style-name="T32">элемент</text:span><text:span text:style-name="T30"> — «скобка». Если же текущий символ — это «(», то выполняется рекурсивная ветвь функции: </text:span><text:span text:style-name="T34">два</text:span><text:span text:style-name="T33"> раза подряд выполняются одинаковые действия:</text:span></text:p>
      <text:list xml:id="list4285247259" text:style-name="L3">
        <text:list-item>
          <text:p text:style-name="P42"><text:span text:style-name="T33">Считать символ</text:span></text:p>
        </text:list-item>
        <text:list-item>
          <text:p text:style-name="P41">Проверить, не является ли считанный символ символом перевода строки</text:p>
        </text:list-item>
        <text:list-item>
          <text:p text:style-name="P41">Рекурсивно проверить, является ли данный символ «скобкой».</text:p>
        </text:list-item>
      </text:list>
      <text:p text:style-name="P40">При не выполнении условия из пункта 2, то выводится сообщение об ошибке <text:span text:style-name="T37">BRACKETS_NOT_CLOSE</text:span>, возвращается <text:span text:style-name="T37">false</text:span>, и стек вызовов функции начинает раскручиваться.</text:p>
      <text:p text:style-name="P40">Если результатом проверки в пункте 3 является <text:span text:style-name="T37">false</text:span>, то возвращается <text:span text:style-name="T37">false</text:span> и стек продолжает раскручиваться (здесь уместно использовать глагол «продолжает», так как данные ветви выполняются, если вызов функции <text:span text:style-name="T37">areBrackets</text:span> вернул <text:span text:style-name="T37">false</text:span>, то есть стек уже в процессе раскрутки). </text:p>
      <text:p text:style-name="P43"><text:span text:style-name="T34">Далее считывается очередной символ, проверяется, является ли он символом перевода строки: если это так, то выводится ошибка </text:span><text:span text:style-name="T37">BRACKETS_NOT_CLOSE</text:span><text:span text:style-name="T34">, иначе выполнение функции продолжается. Считанный символ записывается в выходной файл и выводится в терминал с соответствующим отступом. Если символ — это «)», то возвращается </text:span><text:span text:style-name="T37">true</text:span><text:span text:style-name="T34">, то есть найдена «скобка», иначе выводится ошибка </text:span><text:span text:style-name="T37">INVALID_CHAR</text:span><text:span text:style-name="T34"> и возвращается </text:span><text:span text:style-name="T37">false</text:span><text:span text:style-name="T34">.</text:span></text:p>
      <text:p text:style-name="P43"><text:soft-page-break/><text:span text:style-name="T7">Е</text:span><text:span text:style-name="T9">сли при вызове функции </text:span><text:span text:style-name="T37">curChar</text:span><text:span text:style-name="T9"> = «)», то выводится ошибка </text:span><text:span text:style-name="T37">INCOMPLETE_BRACKETS</text:span><text:span text:style-name="T9"> и функция возвращает </text:span><text:span text:style-name="T37">false</text:span><text:span text:style-name="T9">, так как если </text:span><text:span text:style-name="T8">встречена «скобка»</text:span><text:span text:style-name="T9">, то алгоритм дойдет до конца и вернет </text:span><text:span text:style-name="T37">true</text:span><text:span text:style-name="T9">, при этом не передав в вызовы функции </text:span><text:span text:style-name="T37">areBrackets</text:span><text:span text:style-name="T9"> символ «)».</text:span></text:p>
      <text:p text:style-name="P4"><text:span text:style-name="T5">Разработанный программный код см. </text:span><text:span text:style-name="T4">в приложении А.</text:span></text:p>
      <text:p text:style-name="P15">Результаты тестирования <text:span text:style-name="T22">см. </text:span>в приложении Б.</text:p>
      <text:p text:style-name="P28"/>
      <text:h text:style-name="Heading_20_2" text:outline-level="2">Выводы.</text:h>
      <text:p text:style-name="P44">Ознакомился с<text:span text:style-name="T27"> </text:span><text:span text:style-name="T2">понятием «рекурсия», изучил ее особенности</text:span><text:span text:style-name="T27"> и реализ</text:span>овал<text:span text:style-name="T27"> </text:span><text:span text:style-name="T2">программу</text:span><text:span text:style-name="T27">, </text:span><text:span text:style-name="T2">решающую поставленную задачу с помощью рекурсии</text:span><text:span text:style-name="T27">, </text:span>на языке программирования C++.</text:p>
      <text:p text:style-name="P45"><text:span text:style-name="T30">Разработана программа, </text:span><text:span text:style-name="T39">которая </text:span><text:span text:style-name="T30">считыва</text:span><text:span text:style-name="T10">ет</text:span><text:span text:style-name="T30"> последовательности из входного файла, путь до которого вводит пользователь, </text:span><text:span text:style-name="T39">и проверяет, удовлетворяет ли очередная считанная последовательность понятию «скобки». Результат работы программы сохраняется в выходном файле result.txt, промежуточные данные, характеризующие вычислительный процесс, выводятся в терминал.</text:span></text:p>
      <text:p text:style-name="P45"><text:span text:style-name="T40">Основная сложность при выполнении работы заключалась в остановке обработки входной последовательности при определенных условиях и выводе соответствующей ошибки. Именно поэтому код основной функции состоит из большого количества управляющих конструкции if-else.</text:span></text:p>
      <text:h text:style-name="P20" text:outline-level="1">Приложение А<text:line-break/>Исходный код программы</text:h>
      <text:p text:style-name="P17"><text:span text:style-name="T25">Название</text:span> файла: <text:span text:style-name="T23">main.cpp</text:span></text:p>
      <text:p text:style-name="P46">#include &lt;iostream&gt;</text:p>
      <text:p text:style-name="P46">#include &lt;string&gt;</text:p>
      <text:p text:style-name="P46">#include &lt;fstream&gt;</text:p>
      <text:p text:style-name="P46"/>
      <text:p text:style-name="P46">using namespace std;</text:p>
      <text:p text:style-name="P46"/>
      <text:p text:style-name="P46">enum Error {</text:p>
      <text:p text:style-name="P46"><text:s text:c="2"/>FILE_NOT_OPEN,</text:p>
      <text:p text:style-name="P46"><text:s text:c="2"/>FILE_IS_EMPTY,</text:p>
      <text:p text:style-name="P46"><text:s text:c="2"/>INVALID_CHAR,</text:p>
      <text:p text:style-name="P46"><text:s text:c="2"/>INCOMPLETE_BRACKETS,</text:p>
      <text:p text:style-name="P46"><text:s text:c="2"/>BRACKETS_NOT_CLOSE,</text:p>
      <text:p text:style-name="P46"><text:s text:c="2"/>EXTRA_CHAR</text:p>
      <text:p text:style-name="P46">};</text:p>
      <text:p text:style-name="P46"/>
      <text:p text:style-name="P46">void passLineTail(ifstream&amp; inFile);</text:p>
      <text:p text:style-name="P46">void printIndent(uint16_t indent);</text:p>
      <text:p text:style-name="P46">void getError(Error e, ostream&amp; outFile);</text:p>
      <text:p text:style-name="P46">bool areBrackets(ifstream&amp; inFile, ofstream&amp; outFile, char curSymbol, uint16_t recDepth);</text:p>
      <text:p text:style-name="P46"/>
      <text:p text:style-name="P46">int main() {</text:p>
      <text:p text:style-name="P46"><text:s text:c="2"/>bool result = false;</text:p>
      <text:p text:style-name="P46"><text:s text:c="2"/>char curChar = '\0';</text:p>
      <text:p text:style-name="P46"/>
      <text:p text:style-name="P46"><text:s text:c="2"/>cout &lt;&lt; "Please, enter an input file name:\n";</text:p>
      <text:p text:style-name="P46"><text:s text:c="2"/>string filePath;</text:p>
      <text:p text:style-name="P46"><text:s text:c="2"/>cin &gt;&gt; filePath;</text:p>
      <text:p text:style-name="P46"><text:s text:c="2"/>ifstream inFile(filePath);</text:p>
      <text:p text:style-name="P46"><text:s text:c="2"/>if (!inFile.is_open()) {</text:p>
      <text:p text:style-name="P46"><text:s text:c="4"/>getError(FILE_NOT_OPEN, cout);</text:p>
      <text:p text:style-name="P46"><text:s text:c="4"/>return 0;</text:p>
      <text:p text:style-name="P46"><text:s text:c="2"/>}</text:p>
      <text:p text:style-name="P46"/>
      <text:p text:style-name="P46"><text:s text:c="2"/>cout &lt;&lt; "Result was placed in \'result.txt\' file of current directory\n";</text:p>
      <text:p text:style-name="P46"><text:s text:c="2"/>cout &lt;&lt; "Here is intermediate data what visualize computing process\n\n";</text:p>
      <text:p text:style-name="P46"><text:s text:c="2"/>ofstream outFile("./result.txt");</text:p>
      <text:p text:style-name="P46"/>
      <text:p text:style-name="P46"><text:s text:c="2"/>if (inFile.peek() == EOF) {</text:p>
      <text:p text:style-name="P46"><text:s text:c="4"/>inFile.close();</text:p>
      <text:p text:style-name="P46"><text:s text:c="4"/>outFile.close();</text:p>
      <text:p text:style-name="P46"><text:s text:c="4"/>getError(FILE_IS_EMPTY, cout);</text:p>
      <text:p text:style-name="P46"><text:s text:c="4"/>return 0;</text:p>
      <text:p text:style-name="P46"><text:s text:c="2"/>}</text:p>
      <text:p text:style-name="P46"/>
      <text:p text:style-name="P46"><text:s text:c="2"/>outFile &lt;&lt; "Brackets analyzer\n\n";</text:p>
      <text:p text:style-name="P46"><text:s text:c="2"/>while (1) {</text:p>
      <text:p text:style-name="P46"><text:s text:c="4"/>inFile &gt;&gt; curChar;</text:p>
      <text:p text:style-name="P46"><text:soft-page-break/><text:s text:c="4"/>if (inFile.eof()) {</text:p>
      <text:p text:style-name="P46"><text:s text:c="6"/>break;</text:p>
      <text:p text:style-name="P46"><text:s text:c="4"/>}</text:p>
      <text:p text:style-name="P46"><text:s text:c="4"/>result = areBrackets(inFile, outFile, curChar, 0);</text:p>
      <text:p text:style-name="P46"><text:s text:c="4"/>if (result) {</text:p>
      <text:p text:style-name="P46"><text:s text:c="6"/>if ((curChar = inFile.get()) != '\n') {</text:p>
      <text:p text:style-name="P46"><text:s text:c="8"/>outFile &lt;&lt; curChar;</text:p>
      <text:p text:style-name="P46"><text:s text:c="8"/>cout &lt;&lt; curChar &lt;&lt; '\n';</text:p>
      <text:p text:style-name="P46"><text:s text:c="8"/>getError(EXTRA_CHAR, outFile);</text:p>
      <text:p text:style-name="P46"><text:s text:c="8"/>outFile &lt;&lt; "Input sequence is NOT brackets\n\n";</text:p>
      <text:p text:style-name="P46"><text:s text:c="8"/>passLineTail(inFile);</text:p>
      <text:p text:style-name="P46"><text:s text:c="6"/>} else {</text:p>
      <text:p text:style-name="P46"><text:s text:c="8"/>outFile &lt;&lt; "\nInput sequence is brackets\n\n";</text:p>
      <text:p text:style-name="P46"><text:s text:c="6"/>}</text:p>
      <text:p text:style-name="P46"><text:s text:c="4"/>} else {</text:p>
      <text:p text:style-name="P46"><text:s text:c="6"/>outFile &lt;&lt; "Input sequence is NOT brackets\n\n";</text:p>
      <text:p text:style-name="P46"><text:s text:c="6"/>inFile.unget();</text:p>
      <text:p text:style-name="P46"><text:s text:c="6"/>passLineTail(inFile);</text:p>
      <text:p text:style-name="P46"><text:s text:c="4"/>}</text:p>
      <text:p text:style-name="P46"><text:s text:c="4"/>cout &lt;&lt; '\n';</text:p>
      <text:p text:style-name="P46"><text:s text:c="2"/>}</text:p>
      <text:p text:style-name="P46"/>
      <text:p text:style-name="P46"><text:s text:c="2"/>inFile.close();</text:p>
      <text:p text:style-name="P46"><text:s text:c="2"/>outFile.close();</text:p>
      <text:p text:style-name="P46"/>
      <text:p text:style-name="P46"><text:s text:c="2"/>return 0;</text:p>
      <text:p text:style-name="P46">}</text:p>
      <text:p text:style-name="P46"/>
      <text:p text:style-name="P46">void printIndent(uint16_t indent) {</text:p>
      <text:p text:style-name="P46"><text:s text:c="2"/>for (uint16_t i = 0; i &lt; indent; ++i)</text:p>
      <text:p text:style-name="P46"><text:s text:c="4"/>cout &lt;&lt; "-";</text:p>
      <text:p text:style-name="P46">}</text:p>
      <text:p text:style-name="P46"/>
      <text:p text:style-name="P46">void passLineTail(ifstream&amp; inFile) {</text:p>
      <text:p text:style-name="P46"><text:s text:c="2"/>while (inFile.get() != '\n') {}</text:p>
      <text:p text:style-name="P46">}</text:p>
      <text:p text:style-name="P46"/>
      <text:p text:style-name="P46">void getError(Error e, ostream&amp; outFile) {</text:p>
      <text:p text:style-name="P46"><text:s text:c="2"/>switch (e) {</text:p>
      <text:p text:style-name="P46"><text:s text:c="4"/>case FILE_NOT_OPEN:</text:p>
      <text:p text:style-name="P46"><text:s text:c="6"/>outFile &lt;&lt; "\nError: Can't open a file!\n";</text:p>
      <text:p text:style-name="P46"><text:s text:c="6"/>break;</text:p>
      <text:p text:style-name="P46"><text:s text:c="4"/>case FILE_IS_EMPTY:</text:p>
      <text:p text:style-name="P46"><text:s text:c="6"/>outFile &lt;&lt; "\nError: File is empty!\n";</text:p>
      <text:p text:style-name="P46"><text:s text:c="6"/>break;</text:p>
      <text:p text:style-name="P46"><text:s text:c="4"/>case INVALID_CHAR:</text:p>
      <text:p text:style-name="P46"><text:s text:c="6"/>outFile &lt;&lt; "\nError: There is an invalid char in sequence!\n";</text:p>
      <text:p text:style-name="P46"><text:s text:c="6"/>break;</text:p>
      <text:p text:style-name="P46"><text:s text:c="4"/>case INCOMPLETE_BRACKETS:</text:p>
      <text:p text:style-name="P46"><text:s text:c="6"/>outFile &lt;&lt; "\nError: There is an incomplete brackets!\n";</text:p>
      <text:p text:style-name="P46"><text:s text:c="6"/>break;</text:p>
      <text:p text:style-name="P46"><text:s text:c="4"/>case BRACKETS_NOT_CLOSE:</text:p>
      <text:p text:style-name="P46"><text:s text:c="6"/>outFile &lt;&lt; "\nError: Brackets isn't closed!\n";</text:p>
      <text:p text:style-name="P46"><text:s text:c="6"/>break;</text:p>
      <text:p text:style-name="P46"><text:s text:c="4"/>case EXTRA_CHAR:</text:p>
      <text:p text:style-name="P46"><text:soft-page-break/><text:s text:c="6"/>outFile &lt;&lt; "\nError: There is extra characters after sequence!\n";</text:p>
      <text:p text:style-name="P46"><text:s text:c="6"/>break;</text:p>
      <text:p text:style-name="P46"><text:s text:c="2"/>}</text:p>
      <text:p text:style-name="P46">}</text:p>
      <text:p text:style-name="P46"/>
      <text:p text:style-name="P46">bool areBrackets(ifstream&amp; inFile, ofstream&amp; outFile, char curSymbol, uint16_t recDepth) {</text:p>
      <text:p text:style-name="P46"><text:s text:c="2"/>outFile &lt;&lt; curSymbol;</text:p>
      <text:p text:style-name="P46"><text:s text:c="2"/>printIndent(recDepth);</text:p>
      <text:p text:style-name="P46"><text:s text:c="2"/>cout &lt;&lt; curSymbol &lt;&lt; '\n';</text:p>
      <text:p text:style-name="P46"><text:s text:c="2"/>if ((curSymbol == '(') || (curSymbol == ')') ||</text:p>
      <text:p text:style-name="P46"><text:s text:c="6"/>(curSymbol == 'A') || (curSymbol == 'B')) {</text:p>
      <text:p text:style-name="P46"><text:s text:c="4"/>if ((curSymbol == 'A') || (curSymbol == 'B')) {</text:p>
      <text:p text:style-name="P46"><text:s text:c="6"/>return true;</text:p>
      <text:p text:style-name="P46"><text:s text:c="4"/>} else if (curSymbol == '(') {</text:p>
      <text:p text:style-name="P46"><text:s text:c="6"/>if ((curSymbol = inFile.get()) != '\n') {</text:p>
      <text:p text:style-name="P46"><text:s text:c="8"/>if (areBrackets(inFile, outFile, curSymbol, recDepth + 1)) {</text:p>
      <text:p text:style-name="P46"><text:s text:c="10"/>if ((curSymbol = inFile.get()) != '\n') {</text:p>
      <text:p text:style-name="P46"><text:s text:c="12"/>if (areBrackets(inFile, outFile, curSymbol, recDepth + 1)) {</text:p>
      <text:p text:style-name="P46"><text:s text:c="14"/>if ((curSymbol = inFile.get()) != '\n') {</text:p>
      <text:p text:style-name="P46"><text:s text:c="16"/>outFile &lt;&lt; curSymbol;</text:p>
      <text:p text:style-name="P46"><text:s text:c="16"/>printIndent(recDepth);</text:p>
      <text:p text:style-name="P46"><text:s text:c="16"/>cout &lt;&lt; curSymbol &lt;&lt; '\n';</text:p>
      <text:p text:style-name="P46"><text:s text:c="16"/>if (curSymbol == ')') {</text:p>
      <text:p text:style-name="P46"><text:s text:c="18"/>return true;</text:p>
      <text:p text:style-name="P46"><text:s text:c="16"/>} else {</text:p>
      <text:p text:style-name="P46"><text:s text:c="18"/>getError(INVALID_CHAR, outFile);</text:p>
      <text:p text:style-name="P46"><text:s text:c="18"/>return false;</text:p>
      <text:p text:style-name="P46"><text:s text:c="16"/>}</text:p>
      <text:p text:style-name="P46"><text:s text:c="14"/>} else {</text:p>
      <text:p text:style-name="P46"><text:s text:c="16"/>getError(BRACKETS_NOT_CLOSE, outFile);</text:p>
      <text:p text:style-name="P46"><text:s text:c="16"/>return false;</text:p>
      <text:p text:style-name="P46"><text:s text:c="14"/>}</text:p>
      <text:p text:style-name="P46"><text:s text:c="12"/>} else {</text:p>
      <text:p text:style-name="P46"><text:s text:c="14"/>return false;</text:p>
      <text:p text:style-name="P46"><text:s text:c="12"/>}</text:p>
      <text:p text:style-name="P46"><text:s text:c="10"/>} else {</text:p>
      <text:p text:style-name="P46"><text:s text:c="12"/>getError(BRACKETS_NOT_CLOSE, outFile);</text:p>
      <text:p text:style-name="P46"><text:s text:c="12"/>return false;</text:p>
      <text:p text:style-name="P46"><text:s text:c="10"/>}</text:p>
      <text:p text:style-name="P46"><text:s text:c="8"/>} else {</text:p>
      <text:p text:style-name="P46"><text:s text:c="10"/>return false;</text:p>
      <text:p text:style-name="P46"><text:s text:c="8"/>}</text:p>
      <text:p text:style-name="P46"><text:s text:c="6"/>} else {</text:p>
      <text:p text:style-name="P46"><text:s text:c="8"/>getError(BRACKETS_NOT_CLOSE, outFile);</text:p>
      <text:p text:style-name="P46"><text:s text:c="8"/>return false;</text:p>
      <text:p text:style-name="P46"><text:s text:c="6"/>}</text:p>
      <text:p text:style-name="P46"><text:s text:c="4"/>} else {</text:p>
      <text:p text:style-name="P46"><text:s text:c="6"/>getError(INCOMPLETE_BRACKETS, outFile);</text:p>
      <text:p text:style-name="P46"><text:s text:c="6"/>return false;</text:p>
      <text:p text:style-name="P46"><text:s text:c="4"/>}</text:p>
      <text:p text:style-name="P46"><text:s text:c="2"/>} else {</text:p>
      <text:p text:style-name="P46"><text:s text:c="4"/>getError(INVALID_CHAR, outFile);</text:p>
      <text:p text:style-name="P46"><text:soft-page-break/><text:s text:c="4"/>return false;</text:p>
      <text:p text:style-name="P46"><text:s text:c="2"/>}</text:p>
      <text:p text:style-name="P46">}</text:p>
      <text:h text:style-name="P21" text:outline-level="1">Приложение Б<text:line-break/>Тестирование</text:h>
      <text:p text:style-name="P19">Таблица <text:span text:style-name="T26">Б</text:span><text:span text:style-name="T24">.</text:span><text:sequence text:ref-name="refTable1" text:name="Table" text:formula="ooow:Table+1" style:num-format="1">1</text:sequence> - Примеры тестовых случае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2">№ п/п</text:p>
          </table:table-cell>
          <table:table-cell table:style-name="Таблица3.A1" office:value-type="string">
            <text:p text:style-name="P12">Входные данные</text:p>
          </table:table-cell>
          <table:table-cell table:style-name="Таблица3.A1" office:value-type="string">
            <text:p text:style-name="P12">Выходные данные</text:p>
          </table:table-cell>
          <table:table-cell table:style-name="Таблица3.D1" office:value-type="string">
            <text:p text:style-name="P12">Комментарии</text:p>
          </table:table-cell>
        </table:table-row>
        <table:table-row>
          <table:table-cell table:style-name="Таблица3.A2" office:value-type="string">
            <text:list xml:id="list3249366861" text:style-name="L1">
              <text:list-item>
                <text:p text:style-name="P30"/>
              </text:list-item>
            </text:list>
          </table:table-cell>
          <table:table-cell table:style-name="Таблица3.A2" office:value-type="string">
            <text:p text:style-name="P11">((BB)A</text:p>
            <text:p text:style-name="P11">(A</text:p>
            <text:p text:style-name="P11">(AA</text:p>
            <text:p text:style-name="P11">(</text:p>
            <text:p text:style-name="P11">((AA)(BB)</text:p>
          </table:table-cell>
          <table:table-cell table:style-name="Таблица3.A2" office:value-type="string">
            <text:p text:style-name="P11">Brackets analyzer</text:p>
            <text:p text:style-name="P11"/>
            <text:p text:style-name="P11">((BB)A</text:p>
            <text:p text:style-name="P11">Error: Brackets isn't closed!</text:p>
            <text:p text:style-name="P11">Input sequence is NOT brackets</text:p>
            <text:p text:style-name="P11"/>
            <text:p text:style-name="P11">(A</text:p>
            <text:p text:style-name="P11">Error: Brackets isn't closed!</text:p>
            <text:p text:style-name="P11">Input sequence is NOT brackets</text:p>
            <text:p text:style-name="P11"/>
            <text:p text:style-name="P11">(AA</text:p>
            <text:p text:style-name="P11">Error: Brackets isn't closed!</text:p>
            <text:p text:style-name="P11">Input sequence is NOT brackets</text:p>
            <text:p text:style-name="P11"/>
            <text:p text:style-name="P11">(</text:p>
            <text:p text:style-name="P11">Error: Brackets isn't closed!</text:p>
            <text:p text:style-name="P11">Input sequence is NOT brackets</text:p>
            <text:p text:style-name="P11"/>
            <text:p text:style-name="P11">((AA)(BB)</text:p>
            <text:p text:style-name="P11">Error: Brackets isn't closed!</text:p>
            <text:p text:style-name="P11">Input sequence is NOT brackets</text:p>
          </table:table-cell>
          <table:table-cell table:style-name="Таблица3.D2" office:value-type="string">
            <text:p text:style-name="P32">Не закрыт<text:span text:style-name="T41">ые</text:span> скобк<text:span text:style-name="T41">и</text:span></text:p>
          </table:table-cell>
        </table:table-row>
        <table:table-row>
          <table:table-cell table:style-name="Таблица3.A2" office:value-type="string">
            <text:list xml:id="list175728104933775" text:continue-numbering="true" text:style-name="L1">
              <text:list-item>
                <text:p text:style-name="P30"/>
              </text:list-item>
            </text:list>
          </table:table-cell>
          <table:table-cell table:style-name="Таблица3.A2" office:value-type="string">
            <text:p text:style-name="P25">(A(B(A(B()))))</text:p>
            <text:p text:style-name="P23">(A())</text:p>
            <text:p text:style-name="P23"><text:soft-page-break/>(())</text:p>
            <text:p text:style-name="P23">(A)</text:p>
            <text:p text:style-name="P23">()</text:p>
          </table:table-cell>
          <table:table-cell table:style-name="Таблица3.A2" office:value-type="string">
            <text:p text:style-name="P11">Brackets analyzer</text:p>
            <text:p text:style-name="P11"/>
            <text:p text:style-name="P11"><text:soft-page-break/>(A(B(A(B()</text:p>
            <text:p text:style-name="P11">Error: There is an incomplete brackets!</text:p>
            <text:p text:style-name="P11">Input sequence is NOT brackets</text:p>
            <text:p text:style-name="P11"/>
            <text:p text:style-name="P11">(A()</text:p>
            <text:p text:style-name="P11">Error: There is an incomplete brackets!</text:p>
            <text:p text:style-name="P11">Input sequence is NOT brackets</text:p>
            <text:p text:style-name="P11"/>
            <text:p text:style-name="P11">(()</text:p>
            <text:p text:style-name="P11">Error: There is an incomplete brackets!</text:p>
            <text:p text:style-name="P11">Input sequence is NOT brackets</text:p>
            <text:p text:style-name="P11"/>
            <text:p text:style-name="P11">(A)</text:p>
            <text:p text:style-name="P11">Error: There is an incomplete brackets!</text:p>
            <text:p text:style-name="P11">Input sequence is NOT brackets</text:p>
            <text:p text:style-name="P11"/>
            <text:p text:style-name="P11">()</text:p>
            <text:p text:style-name="P11">Error: There is an incomplete brackets!</text:p>
            <text:p text:style-name="P11">Input sequence is NOT brackets</text:p>
          </table:table-cell>
          <table:table-cell table:style-name="Таблица3.D2" office:value-type="string">
            <text:p text:style-name="P33">Пустые скобки или скобки, состоящие из <text:soft-page-break/>одного элемента</text:p>
          </table:table-cell>
        </table:table-row>
        <table:table-row>
          <table:table-cell table:style-name="Таблица3.A2" office:value-type="string">
            <text:list xml:id="list175729361834691" text:continue-numbering="true" text:style-name="L1">
              <text:list-item>
                <text:p text:style-name="P30"/>
              </text:list-item>
            </text:list>
          </table:table-cell>
          <table:table-cell table:style-name="Таблица3.A2" office:value-type="string">
            <text:p text:style-name="P25">A~@31234123</text:p>
            <text:p text:style-name="P23">(BB)&amp;</text:p>
            <text:p text:style-name="P24"><text:span text:style-name="T38">((AB)((BA)((BB)A)))!@#</text:span></text:p>
          </table:table-cell>
          <table:table-cell table:style-name="Таблица3.A2" office:value-type="string">
            <text:p text:style-name="P11">Brackets analyzer</text:p>
            <text:p text:style-name="P11"/>
            <text:p text:style-name="P11">A~</text:p>
            <text:p text:style-name="P11">Error: There is extra characters <text:soft-page-break/>after sequence!</text:p>
            <text:p text:style-name="P11">Input sequence is NOT brackets</text:p>
            <text:p text:style-name="P11"/>
            <text:p text:style-name="P11">(BB)&amp;</text:p>
            <text:p text:style-name="P11">Error: There is extra characters after sequence!</text:p>
            <text:p text:style-name="P11">Input sequence is NOT brackets</text:p>
            <text:p text:style-name="P11"/>
            <text:p text:style-name="P11">((AB)((BA)((BB)A)))!</text:p>
            <text:p text:style-name="P11">Error: There is extra characters after sequence!</text:p>
            <text:p text:style-name="P11">Input sequence is NOT brackets</text:p>
          </table:table-cell>
          <table:table-cell table:style-name="Таблица3.D2" office:value-type="string">
            <text:p text:style-name="P33">Лишние символы</text:p>
          </table:table-cell>
        </table:table-row>
        <table:table-row>
          <table:table-cell table:style-name="Таблица3.A2" office:value-type="string">
            <text:list xml:id="list175729173268780" text:continue-numbering="true" text:style-name="L1">
              <text:list-item>
                <text:p text:style-name="P30"/>
              </text:list-item>
            </text:list>
          </table:table-cell>
          <table:table-cell table:style-name="Таблица3.A2" office:value-type="string">
            <text:p text:style-name="P11">((A(B~))B)</text:p>
            <text:p text:style-name="P11">?</text:p>
            <text:p text:style-name="P11">((A!)B)</text:p>
            <text:p text:style-name="P11">((BB)(BB)~)</text:p>
          </table:table-cell>
          <table:table-cell table:style-name="Таблица3.A2" office:value-type="string">
            <text:p text:style-name="P11">Brackets analyzer</text:p>
            <text:p text:style-name="P11"/>
            <text:p text:style-name="P11">((A(B~</text:p>
            <text:p text:style-name="P11">Error: There is an invalid char in sequence!</text:p>
            <text:p text:style-name="P11">Input sequence is NOT brackets</text:p>
            <text:p text:style-name="P11"/>
            <text:p text:style-name="P11">?</text:p>
            <text:p text:style-name="P11">Error: There is an invalid char in sequence!</text:p>
            <text:p text:style-name="P11">Input sequence is NOT brackets</text:p>
            <text:p text:style-name="P11"/>
            <text:p text:style-name="P11">((A!</text:p>
            <text:p text:style-name="P11">Error: There is an invalid char in sequence!</text:p>
            <text:p text:style-name="P11">Input sequence is NOT <text:soft-page-break/>brackets</text:p>
            <text:p text:style-name="P11"/>
            <text:p text:style-name="P11">((BB)(BB)~</text:p>
            <text:p text:style-name="P11">Error: There is an invalid char in sequence!</text:p>
            <text:p text:style-name="P11">Input sequence is NOT brackets</text:p>
          </table:table-cell>
          <table:table-cell table:style-name="Таблица3.D2" office:value-type="string">
            <text:p text:style-name="P33">Недопустимые символы</text:p>
          </table:table-cell>
        </table:table-row>
        <table:table-row>
          <table:table-cell table:style-name="Таблица3.A2" office:value-type="string">
            <text:list xml:id="list175728086435236" text:continue-numbering="true" text:style-name="L1">
              <text:list-item>
                <text:p text:style-name="P30"/>
              </text:list-item>
            </text:list>
          </table:table-cell>
          <table:table-cell table:style-name="Таблица3.A2" office:value-type="string">
            <text:p text:style-name="P11">(AB)</text:p>
            <text:p text:style-name="P11">(A(AB))</text:p>
            <text:p text:style-name="P11">(((A(AB))(BB))(BB))</text:p>
            <text:p text:style-name="P11">A</text:p>
            <text:p text:style-name="P11">B</text:p>
            <text:p text:style-name="P11">(BB)</text:p>
          </table:table-cell>
          <table:table-cell table:style-name="Таблица3.A2" office:value-type="string">
            <text:p text:style-name="P11">Brackets analyzer</text:p>
            <text:p text:style-name="P11"/>
            <text:p text:style-name="P11">(AB)</text:p>
            <text:p text:style-name="P11">Input sequence is brackets</text:p>
            <text:p text:style-name="P11"/>
            <text:p text:style-name="P11">(A(AB))</text:p>
            <text:p text:style-name="P11">Input sequence is brackets</text:p>
            <text:p text:style-name="P11"/>
            <text:p text:style-name="P11">(((A(AB))(BB))(BB))</text:p>
            <text:p text:style-name="P11">Input sequence is brackets</text:p>
            <text:p text:style-name="P11"/>
            <text:p text:style-name="P11">A</text:p>
            <text:p text:style-name="P11">Input sequence is brackets</text:p>
            <text:p text:style-name="P11"/>
            <text:p text:style-name="P11">B</text:p>
            <text:p text:style-name="P11">Input sequence is brackets</text:p>
            <text:p text:style-name="P11"/>
            <text:p text:style-name="P11">(BB)</text:p>
            <text:p text:style-name="P11">Input sequence is brackets</text:p>
          </table:table-cell>
          <table:table-cell table:style-name="Таблица3.D2" office:value-type="string">
            <text:p text:style-name="P33">Корректные последовательности</text:p>
          </table:table-cell>
        </table:table-row>
      </table:table>
      <text:p text:style-name="P29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3H28M11S</meta:editing-duration>
    <meta:editing-cycles>30</meta:editing-cycles>
    <meta:generator>LibreOffice/6.4.5.2$Linux_X86_64 LibreOffice_project/40$Build-2</meta:generator>
    <dc:date>2020-09-27T17:56:34.960633321</dc:date>
    <meta:document-statistic meta:table-count="2" meta:image-count="0" meta:object-count="0" meta:page-count="13" meta:paragraph-count="297" meta:word-count="1540" meta:character-count="12023" meta:non-whitespace-character-count="10003"/>
  </office:meta>
</office:document-meta>
</file>